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Courier 10 Pitch'" style:font-pitch="fixed" fo:font-size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family="'Courier 10 Pitch'" style:font-pitch="fixed" fo:font-size="10pt" fo:font-style="italic"/>
    </style:style>
    <style:style style:name="P6" style:family="paragraph">
      <style:paragraph-properties fo:margin-left="0cm" fo:margin-right="0cm" fo:text-align="center" fo:text-indent="0cm"/>
      <style:text-properties fo:font-style="normal"/>
    </style:style>
    <style:style style:name="P7" style:family="paragraph">
      <style:paragraph-properties fo:text-align="center"/>
      <style:text-properties fo:font-family="'Courier 10 Pitch'" style:font-pitch="fixed" fo:font-size="10pt" fo:font-style="normal"/>
    </style:style>
    <style:style style:name="P8" style:family="paragraph">
      <style:text-properties fo:font-family="'Courier 10 Pitch'" style:font-pitch="fixed" fo:font-size="10pt" fo:font-style="italic"/>
    </style:style>
    <style:style style:name="T1" style:family="text">
      <style:text-properties fo:font-family="'Courier 10 Pitch'" style:font-pitch="fixed" fo:font-size="10pt"/>
    </style:style>
    <style:style style:name="T2" style:family="text">
      <style:text-properties fo:font-family="'Courier 10 Pitch'" style:font-pitch="fixed" fo:font-size="10pt" fo:font-style="italic"/>
    </style:style>
    <style:style style:name="T3" style:family="text">
      <style:text-properties fo:font-family="'Courier 10 Pitch'" style:font-pitch="fixed" fo:font-size="10pt" fo:font-style="normal"/>
    </style:style>
    <style:style style:name="T4" style:family="text">
      <style:text-properties fo:font-family="'Courier 10 Pitch'" style:font-pitch="fixed"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5cm" svg:height="3.175cm" svg:x="1.635cm" svg:y="1.635cm">
          <text:p text:style-name="P2"/>
        </draw:rect>
        <draw:frame draw:style-name="gr2" draw:text-style-name="P3" draw:layer="layout" svg:width="1.984cm" svg:height="0.662cm" svg:x="1.77cm" svg:y="1.835cm">
          <draw:text-box>
            <text:p text:style-name="P2"><text:span text:style-name="T1">Network</text:span></text:p>
          </draw:text-box>
        </draw:frame>
        <draw:rect draw:style-name="gr3" draw:text-style-name="P5" draw:id="id1" draw:layer="layout" svg:width="1.905cm" svg:height="1.27cm" svg:x="2.57cm" svg:y="2.705cm">
          <text:p text:style-name="P4"><text:span text:style-name="T2">A</text:span></text:p>
        </draw:rect>
        <draw:rect draw:style-name="gr3" draw:text-style-name="P5" draw:id="id2" draw:layer="layout" svg:width="1.905cm" svg:height="1.27cm" svg:x="5.571cm" svg:y="2.705cm">
          <text:p text:style-name="P4"><text:span text:style-name="T2">B</text:span></text:p>
        </draw:rect>
        <draw:connector draw:style-name="gr4" draw:text-style-name="P1" draw:layer="layout" draw:type="line" svg:x1="4.475cm" svg:y1="3.34cm" svg:x2="5.571cm" svg:y2="3.34cm" draw:start-shape="id1" draw:start-glue-point="1" draw:end-shape="id2" draw:end-glue-point="3">
          <text:p text:style-name="P2"/>
        </draw:connector>
        <draw:rect draw:style-name="gr1" draw:text-style-name="P1" draw:layer="layout" svg:width="6.985cm" svg:height="3.175cm" svg:x="1.636cm" svg:y="5.436cm">
          <text:p text:style-name="P2"/>
        </draw:rect>
        <draw:frame draw:style-name="gr2" draw:text-style-name="P3" draw:layer="layout" svg:width="1.984cm" svg:height="0.662cm" svg:x="1.771cm" svg:y="5.636cm">
          <draw:text-box>
            <text:p text:style-name="P2"><text:span text:style-name="T1">Network</text:span></text:p>
          </draw:text-box>
        </draw:frame>
        <draw:rect draw:style-name="gr3" draw:text-style-name="P5" draw:id="id3" draw:layer="layout" svg:width="1.905cm" svg:height="1.27cm" svg:x="2.571cm" svg:y="6.506cm">
          <text:p text:style-name="P4"><text:span text:style-name="T2">A</text:span></text:p>
        </draw:rect>
        <draw:rect draw:style-name="gr3" draw:text-style-name="P5" draw:id="id4" draw:layer="layout" svg:width="1.905cm" svg:height="1.27cm" svg:x="5.572cm" svg:y="6.506cm">
          <text:p text:style-name="P4"><text:span text:style-name="T2">B</text:span></text:p>
        </draw:rect>
        <draw:connector draw:style-name="gr4" draw:text-style-name="P1" draw:layer="layout" draw:type="line" svg:x1="4.476cm" svg:y1="7.141cm" svg:x2="5.572cm" svg:y2="7.141cm" draw:start-shape="id3" draw:start-glue-point="1" draw:end-shape="id4" draw:end-glue-point="3">
          <text:p text:style-name="P2"/>
        </draw:connector>
        <draw:connector draw:style-name="gr4" draw:text-style-name="P1" draw:layer="layout" draw:type="line" svg:x1="1.218cm" svg:y1="7.161cm" svg:x2="2.57cm" svg:y2="7.15cm">
          <text:p text:style-name="P2"/>
        </draw:connector>
        <draw:rect draw:style-name="gr1" draw:text-style-name="P1" draw:layer="layout" svg:width="6.983cm" svg:height="3.175cm" svg:x="1.637cm" svg:y="9.337cm">
          <text:p text:style-name="P2"/>
        </draw:rect>
        <draw:frame draw:style-name="gr2" draw:text-style-name="P3" draw:layer="layout" svg:width="1.984cm" svg:height="0.662cm" svg:x="1.772cm" svg:y="9.337cm">
          <draw:text-box>
            <text:p text:style-name="P2"><text:span text:style-name="T1">Network</text:span></text:p>
          </draw:text-box>
        </draw:frame>
        <draw:rect draw:style-name="gr3" draw:text-style-name="P5" draw:id="id5" draw:layer="layout" svg:width="1.905cm" svg:height="1.27cm" svg:x="2.572cm" svg:y="10.207cm">
          <text:p text:style-name="P4"><text:span text:style-name="T2">A</text:span></text:p>
        </draw:rect>
        <draw:connector draw:style-name="gr4" draw:text-style-name="P1" draw:layer="layout" draw:type="line" svg:x1="4.477cm" svg:y1="10.842cm" svg:x2="5.573cm" svg:y2="10.842cm" draw:start-shape="id5" draw:start-glue-point="1" draw:end-shape="id6" draw:end-glue-point="3">
          <text:p text:style-name="P2"/>
        </draw:connector>
        <draw:connector draw:style-name="gr4" draw:text-style-name="P1" draw:layer="layout" draw:type="line" svg:x1="1.219cm" svg:y1="10.862cm" svg:x2="2.571cm" svg:y2="10.851cm">
          <text:p text:style-name="P2"/>
        </draw:connector>
        <draw:connector draw:style-name="gr4" draw:text-style-name="P1" draw:layer="layout" draw:type="line" svg:x1="7.35cm" svg:y1="10.86cm" svg:x2="9.366cm" svg:y2="10.846cm">
          <text:p text:style-name="P2"/>
        </draw:connector>
        <draw:rect draw:style-name="gr3" draw:text-style-name="P5" draw:id="id6" draw:layer="layout" svg:width="1.905cm" svg:height="1.27cm" svg:x="5.573cm" svg:y="10.207cm">
          <text:p text:style-name="P4"><text:span text:style-name="T2">B</text:span></text:p>
        </draw:rect>
        <draw:connector draw:style-name="gr4" draw:text-style-name="P1" draw:layer="layout" draw:line-skew="0.227cm" svg:x1="6.525cm" svg:y1="11.477cm" svg:x2="3.524cm" svg:y2="11.477cm" draw:start-shape="id6" draw:end-shape="id5" draw:end-glue-point="2">
          <text:p text:style-name="P2"/>
        </draw:connector>
        <draw:rect draw:style-name="gr1" draw:text-style-name="P1" draw:layer="layout" svg:width="5.169cm" svg:height="3.809cm" svg:x="10.436cm" svg:y="1.636cm">
          <text:p text:style-name="P2"/>
        </draw:rect>
        <draw:frame draw:style-name="gr2" draw:text-style-name="P3" draw:layer="layout" svg:width="1.984cm" svg:height="0.662cm" svg:x="10.571cm" svg:y="1.836cm">
          <draw:text-box>
            <text:p text:style-name="P2"><text:span text:style-name="T1">Network</text:span></text:p>
          </draw:text-box>
        </draw:frame>
        <draw:rect draw:style-name="gr3" draw:text-style-name="P5" draw:id="id7" draw:layer="layout" svg:width="1.905cm" svg:height="1.27cm" svg:x="12.221cm" svg:y="3.889cm">
          <text:p text:style-name="P4"><text:span text:style-name="T2">A</text:span></text:p>
        </draw:rect>
        <draw:connector draw:style-name="gr4" draw:text-style-name="P1" draw:layer="layout" draw:line-skew="0.318cm 0cm -0.535cm" svg:x1="14.126cm" svg:y1="4.524cm" svg:x2="12.221cm" svg:y2="4.524cm" draw:start-shape="id7" draw:start-glue-point="1" draw:end-shape="id7" draw:end-glue-point="3">
          <text:p text:style-name="P2"/>
        </draw:connector>
        <draw:line draw:style-name="gr4" draw:text-style-name="P1" draw:layer="layout" svg:x1="9.89cm" svg:y1="2.905cm" svg:x2="16.875cm" svg:y2="2.905cm">
          <text:p text:style-name="P2"/>
        </draw:line>
        <draw:line draw:style-name="gr5" draw:text-style-name="P1" draw:layer="layout" svg:x1="12.63cm" svg:y1="2.415cm" svg:x2="13.265cm" svg:y2="3.05cm">
          <text:p text:style-name="P2"/>
        </draw:line>
        <draw:line draw:style-name="gr5" draw:text-style-name="P1" draw:layer="layout" svg:x1="13.3cm" svg:y1="2.415cm" svg:x2="12.666cm" svg:y2="3.051cm">
          <text:p text:style-name="P2"/>
        </draw:line>
        <draw:line draw:style-name="gr5" draw:text-style-name="P1" draw:layer="layout" svg:x1="11.43cm" svg:y1="3.215cm" svg:x2="12.065cm" svg:y2="3.85cm">
          <text:p text:style-name="P2"/>
        </draw:line>
        <draw:line draw:style-name="gr5" draw:text-style-name="P1" draw:layer="layout" svg:x1="12.1cm" svg:y1="3.215cm" svg:x2="11.466cm" svg:y2="3.851cm">
          <text:p text:style-name="P2"/>
        </draw:line>
        <draw:rect draw:style-name="gr3" draw:text-style-name="P7" draw:id="id9" draw:layer="layout" svg:width="1.905cm" svg:height="1.27cm" svg:x="9.72cm" svg:y="13.7cm">
          <text:p text:style-name="P6"><text:span text:style-name="T3">Proc</text:span></text:p>
        </draw:rect>
        <draw:rect draw:style-name="gr3" draw:text-style-name="P7" draw:id="id8" draw:layer="layout" svg:width="1.905cm" svg:height="1.27cm" svg:x="4.81cm" svg:y="13.7cm">
          <text:p text:style-name="P6"><text:span text:style-name="T3">Genr</text:span></text:p>
        </draw:rect>
        <draw:rect draw:style-name="gr3" draw:text-style-name="P7" draw:id="id10" draw:layer="layout" svg:width="1.905cm" svg:height="1.27cm" svg:x="6.674cm" svg:y="15.907cm">
          <text:p text:style-name="P6"><text:span text:style-name="T3">Counter</text:span></text:p>
        </draw:rect>
        <draw:connector draw:style-name="gr4" draw:text-style-name="P1" draw:layer="layout" svg:x1="6.715cm" svg:y1="14.335cm" svg:x2="9.72cm" svg:y2="14.335cm" draw:start-shape="id8" draw:start-glue-point="1" draw:end-shape="id9" draw:end-glue-point="3">
          <text:p text:style-name="P2"/>
        </draw:connector>
        <draw:frame draw:style-name="gr2" draw:text-style-name="P8" draw:layer="layout" svg:width="1.137cm" svg:height="0.662cm" svg:x="6.55cm" svg:y="13.7cm">
          <draw:text-box>
            <text:p text:style-name="P2"><text:span text:style-name="T4">out</text:span></text:p>
          </draw:text-box>
        </draw:frame>
        <draw:frame draw:style-name="gr2" draw:text-style-name="P8" draw:layer="layout" svg:width="0.925cm" svg:height="0.662cm" svg:x="8.751cm" svg:y="13.7cm">
          <draw:text-box>
            <text:p text:style-name="P2"><text:span text:style-name="T4">in</text:span></text:p>
          </draw:text-box>
        </draw:frame>
        <draw:connector draw:style-name="gr4" draw:text-style-name="P1" draw:layer="layout" svg:x1="6.674cm" svg:y1="16.542cm" svg:x2="5.762cm" svg:y2="14.97cm" draw:start-shape="id10" draw:start-glue-point="3" draw:end-shape="id8">
          <text:p text:style-name="P2"/>
        </draw:connector>
        <draw:frame draw:style-name="gr2" draw:text-style-name="P8" draw:layer="layout" svg:width="1.349cm" svg:height="0.662cm" svg:x="5.651cm" svg:y="14.8cm">
          <draw:text-box>
            <text:p text:style-name="P2"><text:span text:style-name="T4">stop</text:span></text:p>
          </draw:text-box>
        </draw:frame>
        <draw:frame draw:style-name="gr2" draw:text-style-name="P8" draw:layer="layout" svg:width="1.349cm" svg:height="0.662cm" svg:x="5.452cm" svg:y="16.4cm">
          <draw:text-box>
            <text:p text:style-name="P2"><text:span text:style-name="T4">stop</text:span></text:p>
          </draw:text-box>
        </draw:frame>
        <draw:polyline draw:style-name="gr6" draw:text-style-name="P1" draw:layer="layout" svg:width="1.524cm" svg:height="1.27cm" svg:x="8.62cm" svg:y="14.97cm" svg:viewBox="0 0 1525 1271" draw:points="1524,0 1524,1270 0,1270">
          <text:p text:style-name="P2"/>
        </draw:polyline>
        <draw:polyline draw:style-name="gr6" draw:text-style-name="P1" draw:layer="layout" svg:width="2.54cm" svg:height="1.905cm" svg:x="8.62cm" svg:y="14.97cm" svg:viewBox="0 0 2541 1906" draw:points="2540,0 2540,1905 0,1905">
          <text:p text:style-name="P2"/>
        </draw:polyline>
        <draw:frame draw:style-name="gr2" draw:text-style-name="P8" draw:layer="layout" svg:width="2.195cm" svg:height="0.662cm" svg:x="8.453cm" svg:y="16.9cm">
          <draw:text-box>
            <text:p text:style-name="P2"><text:span text:style-name="T4">finished</text:span></text:p>
          </draw:text-box>
        </draw:frame>
        <draw:frame draw:style-name="gr2" draw:text-style-name="P8" draw:layer="layout" svg:width="1.772cm" svg:height="0.662cm" svg:x="8.453cm" svg:y="15.6cm">
          <draw:text-box>
            <text:p text:style-name="P2"><text:span text:style-name="T4">balked</text:span></text:p>
          </draw:text-box>
        </draw:frame>
        <draw:frame draw:style-name="gr2" draw:text-style-name="P8" draw:layer="layout" svg:width="1.349cm" svg:height="0.662cm" svg:x="8.953cm" svg:y="14.9cm">
          <draw:text-box>
            <text:p text:style-name="P2"><text:span text:style-name="T4">balk</text:span></text:p>
          </draw:text-box>
        </draw:frame>
        <draw:frame draw:style-name="gr2" draw:text-style-name="P8" draw:layer="layout" svg:width="1.137cm" svg:height="0.662cm" svg:x="11.054cm" svg:y="14.9cm">
          <draw:text-box>
            <text:p text:style-name="P2"><text:span text:style-name="T4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Jim Nutaro</meta:initial-creator>
    <meta:creation-date>2007-09-11T17:30:48</meta:creation-date>
    <dc:creator>Jim Nutaro</dc:creator>
    <dc:date>2007-09-14T18:37:08</dc:date>
    <dc:language>en-US</dc:language>
    <meta:editing-cycles>18</meta:editing-cycles>
    <meta:editing-duration>PT46M9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